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RequestHdr.getSamp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HttpRequestHdr.getContent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tpRequestHdr.populateSampler( Map pageEncodings , Map formEncodings )</text:p>
          </table:table-cell>
          <table:table-cell office:value-type="float" office:value="29">
            <text:p text:style-name="Table_20_Contents">29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22">
            <text:p text:style-name="Table_20_Contents">122</text:p>
          </table:table-cell>
        </table:table-row>
        <table:table-row>
          <table:table-cell office:value-type="string">
            <text:p text:style-name="Table_20_Contents">HttpRequestHdr.HttpRequestHd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Hdr.getPat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HttpRequestHdr.ge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Hdr.serverNam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HttpRequestHdr.createHeaderManage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HttpRequestHdr.parseLine( String nextLin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HttpRequestHdr.getRemainder( StringTokenizer tk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ttpRequestHdr.getToken( StringTokenizer t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tpRequestHdr.serverPor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HttpRequestHdr.HttpRequestHdr( HTTPSamplerBase samp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Hdr.parse( InputStream in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3">
            <text:p text:style-name="Table_20_Contents">13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HttpRequestHdr.getMultipartConfig( String content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tpRequestHdr.getUrlWithoutQuery( URL _ur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ttpRequestHdr.isMultipart( String content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tpRequestHdr.getSampler( Map pageEncodings , Map formEncodin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HttpRequestHdr.getHeaderManag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tpRequestHdr.isBinaryContent( String content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RequestHdr.parseFirstLine( String firstLin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